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1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10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11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style:text-blinking="false" fo:background-color="transparent" style:font-name-asian="Arial Unicode MS" style:font-size-asian="24pt" style:font-weight-asian="bold" style:font-name-complex="Arial Unicode MS" style:font-size-complex="24pt" style:font-weight-complex="bold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3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5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20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1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officeooo:paragraph-rsid="00495675"/>
    </style:style>
    <style:style style:name="P2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3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1" fo:font-size="10pt" fo:font-style="normal" style:text-underline-style="none" fo:font-weight="normal" style:text-blinking="false" fo:background-color="transparent" style:font-size-asian="10pt" style:font-size-complex="10pt"/>
    </style:style>
    <style:style style:name="P24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78711b"/>
    </style:style>
    <style:style style:name="P25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790289"/>
    </style:style>
    <style:style style:name="P26" style:family="paragraph" style:parent-style-name="Text_20_body">
      <style:paragraph-properties fo:margin-top="0.139in" fo:margin-bottom="0in" loext:contextual-spacing="false" fo:line-height="100%" style:writing-mode="lr-tb"/>
      <style:text-properties fo:font-weight="normal"/>
    </style:style>
    <style:style style:name="P27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officeooo:paragraph-rsid="0078711b" style:text-blinking="false" fo:background-color="transparent" style:font-size-asian="10pt" style:font-size-complex="10pt"/>
    </style:style>
    <style:style style:name="P28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style:text-line-through-style="none" style:text-line-through-type="none" style:font-name="Arial Black" fo:font-size="15pt" fo:font-style="normal" style:text-underline-style="none" fo:font-weight="bold" officeooo:rsid="00610904" style:text-blinking="false" fo:background-color="transparent" style:font-name-asian="Arial Unicode MS" style:font-size-asian="15pt" style:font-weight-asian="bold" style:font-name-complex="Arial Unicode MS" style:font-size-complex="15pt" style:font-weight-complex="bold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757907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4fc84c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rsid="00757907" officeooo:paragraph-rsid="00757907"/>
    </style:style>
    <style:style style:name="P3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57907" officeooo:paragraph-rsid="00757907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ad22c" officeooo:paragraph-rsid="00757907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36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6a3b3" officeooo:paragraph-rsid="0076a3b3" style:text-blinking="false" fo:background-color="transparent" style:font-size-asian="10pt" style:font-size-complex="10pt"/>
    </style:style>
    <style:style style:name="P37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6a3b3" officeooo:paragraph-rsid="0076a3b3" style:text-blinking="false" fo:background-color="transparent" style:font-size-asian="10pt" style:font-size-complex="10pt"/>
    </style:style>
    <style:style style:name="P3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3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757907"/>
    </style:style>
    <style:style style:name="P40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41" style:family="paragraph" style:parent-style-name="Text_20_body" style:list-style-name="L4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529fbc"/>
    </style:style>
    <style:style style:name="P42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5306f3"/>
    </style:style>
    <style:style style:name="P43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76a3b3"/>
    </style:style>
    <style:style style:name="P44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76a3b3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610904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610904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74f3ae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style:text-blinking="false" fo:background-color="transparent" loext:char-shading-value="0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officeooo:rsid="006f60f0" style:text-blinking="false" fo:background-color="transparent" loext:char-shading-value="0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57907" style:text-blinking="false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1538e" style:text-blinking="false" fo:background-color="transparent" loext:char-shading-value="0" style:font-size-asian="10pt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57544" style:text-blinking="false" fo:background-color="transparent" loext:char-shading-value="0" style:font-size-asian="10pt" style:font-size-complex="10pt"/>
    </style:style>
    <style:style style:name="T2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style:text-blinking="false" fo:background-color="transparent" loext:char-shading-value="0" style:font-size-asian="10pt" style:font-size-complex="10pt"/>
    </style:style>
    <style:style style:name="T2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6a3b3" style:text-blinking="false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style:text-blinking="false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3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90289" style:text-blinking="false" fo:background-color="transparent" loext:char-shading-value="0" style:font-size-asian="10pt" style:font-size-complex="10pt"/>
    </style:style>
    <style:style style:name="T3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c5882" style:text-blinking="false" fo:background-color="transparent" loext:char-shading-value="0" style:font-size-asian="10pt" style:font-size-complex="10pt"/>
    </style:style>
    <style:style style:name="T3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d5221" style:text-blinking="false" fo:background-color="transparent" loext:char-shading-value="0" style:font-size-asian="10pt" style:font-size-complex="10pt"/>
    </style:style>
    <style:style style:name="T3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dbff6" style:text-blinking="false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bold" officeooo:rsid="00790289" style:text-blinking="false" fo:background-color="transparent" loext:char-shading-value="0" style:font-size-asian="10pt" style:font-weight-asian="bold" style:font-size-complex="10pt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36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37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bold" officeooo:rsid="005c271e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bold" officeooo:rsid="00757907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bold" officeooo:rsid="00757907" style:text-blinking="false" fo:background-color="transparent" loext:char-shading-value="0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bold" officeooo:rsid="0076a3b3" style:text-blinking="false" fo:background-color="transparent" loext:char-shading-value="0" style:font-size-asian="10pt" style:font-weight-asian="bold" style:font-size-complex="10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rebuchet MS1" fo:font-size="10pt" fo:font-style="normal" style:text-underline-style="none" style:text-blinking="false" fo:background-color="transparent" loext:char-shading-value="0" style:font-size-asian="10pt" style:font-size-complex="10pt"/>
    </style:style>
    <style:style style:name="T42" style:family="text">
      <style:text-properties fo:font-variant="normal" fo:text-transform="none" fo:color="#000000" style:text-line-through-style="none" style:text-line-through-type="none" style:font-name="Trebuchet MS1" fo:font-size="10pt" fo:font-style="normal" style:text-underline-style="none" officeooo:rsid="007b4bd2" style:text-blinking="false" fo:background-color="transparent" loext:char-shading-value="0" style:font-size-asian="10pt" style:font-size-complex="10pt"/>
    </style:style>
    <style:style style:name="T43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44" style:family="text">
      <style:text-properties fo:font-variant="normal" fo:text-transform="none" fo:color="#1155cc" style:text-line-through-style="none" style:text-line-through-type="none" style:font-name="Lato" fo:language="zxx" fo:country="none" fo:font-style="normal" style:text-underline-style="solid" style:text-underline-width="auto" style:text-underline-color="font-color" officeooo:rsid="0044b0ce" style:text-blinking="false" fo:background-color="transparent" loext:char-shading-value="0" style:language-asian="zxx" style:country-asian="none" style:language-complex="zxx" style:country-complex="none"/>
    </style:style>
    <style:style style:name="T45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46" style:family="text"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style:text-blinking="false" fo:background-color="transparent" loext:char-shading-value="0" style:font-name-asian="Arial Unicode MS" style:font-size-asian="24pt" style:font-weight-asian="bold" style:font-name-complex="Arial Unicode MS" style:font-size-complex="24pt" style:font-weight-complex="bold"/>
    </style:style>
    <style:style style:name="T47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48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49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size-asian="9pt" style:font-size-complex="9pt"/>
    </style:style>
    <style:style style:name="T50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51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746913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52" style:family="text">
      <style:text-properties style:font-name="Lucida Grande" officeooo:rsid="001c223e" style:font-name-asian="Lucida Grande" style:font-name-complex="Lucida Grande"/>
    </style:style>
    <style:style style:name="T53" style:family="text">
      <style:text-properties officeooo:rsid="001c223e" style:font-name-asian="Arial Unicode MS" style:font-name-complex="Arial Unicode MS"/>
    </style:style>
    <style:style style:name="T54" style:family="text">
      <style:text-properties fo:font-size="9pt" fo:font-weight="normal" style:font-size-asian="9pt" style:font-size-complex="9pt"/>
    </style:style>
    <style:style style:name="T55" style:family="text">
      <style:text-properties fo:font-size="9pt" fo:font-weight="normal" officeooo:rsid="001d52ef" style:font-size-asian="9pt" style:font-size-complex="9pt"/>
    </style:style>
    <style:style style:name="T56" style:family="text">
      <style:text-properties officeooo:rsid="001dbe86"/>
    </style:style>
    <style:style style:name="T57" style:family="text">
      <style:text-properties officeooo:rsid="002b0f9f"/>
    </style:style>
    <style:style style:name="T58" style:family="text">
      <style:text-properties officeooo:rsid="003cb4df"/>
    </style:style>
    <style:style style:name="T59" style:family="text">
      <style:text-properties officeooo:rsid="0040ec56"/>
    </style:style>
    <style:style style:name="T60" style:family="text">
      <style:text-properties officeooo:rsid="00453488"/>
    </style:style>
    <style:style style:name="T61" style:family="text">
      <style:text-properties officeooo:rsid="00495675"/>
    </style:style>
    <style:style style:name="T62" style:family="text">
      <style:text-properties officeooo:rsid="004bb7ce"/>
    </style:style>
    <style:style style:name="T63" style:family="text">
      <style:text-properties officeooo:rsid="004fc84c"/>
    </style:style>
    <style:style style:name="T64" style:family="text">
      <style:text-properties style:font-name="Arial Black"/>
    </style:style>
    <style:style style:name="T65" style:family="text">
      <style:text-properties style:font-name="Arial Black" officeooo:rsid="00292259"/>
    </style:style>
    <style:style style:name="T66" style:family="text">
      <style:text-properties style:font-name="Arial Black" officeooo:rsid="001c223e" style:font-name-asian="Lucida Grande" style:font-name-complex="Lucida Grande"/>
    </style:style>
    <style:style style:name="T67" style:family="text">
      <style:text-properties style:font-name="Arial Black" officeooo:rsid="001c223e" style:font-name-asian="Arial Unicode MS" style:font-name-complex="Arial Unicode MS"/>
    </style:style>
    <style:style style:name="T68" style:family="text">
      <style:text-properties officeooo:rsid="00757907"/>
    </style:style>
    <style:style style:name="T69" style:family="text">
      <style:text-properties style:font-name="Trebuchet MS" fo:font-weight="bold" style:font-weight-asian="bold" style:font-weight-complex="bold"/>
    </style:style>
    <style:style style:name="T70" style:family="text">
      <style:text-properties officeooo:rsid="007d5221"/>
    </style:style>
    <style:style style:name="T71" style:family="text">
      <style:text-properties officeooo:rsid="007dbff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 text:name="docs-internal-guid-f181235a-b7fe-9cc7-b391-1497db5449f7"/>Greg Sandell</text:p>
      <text:p text:style-name="P8"><text:span text:style-name="T68">Greater </text:span>Los Angeles <text:span text:style-name="T68">area</text:span>, C<text:span text:style-name="T68">alifornia</text:span></text:p>
      <text:p text:style-name="P22"><text:span text:style-name="T64">(</text:span><text:span text:style-name="T65">213</text:span><text:span text:style-name="T64">) </text:span><text:span text:style-name="T65">479-0790</text:span><text:span text:style-name="T64"> <text:s/></text:span><text:span text:style-name="T66">•</text:span><text:span text:style-name="T67"> </text:span><text:span text:style-name="T64"><text:s/></text:span><text:a xlink:type="simple" xlink:href="mailto:GREG.SANDELL@GMAIL.COM" text:style-name="Internet_20_link" text:visited-style-name="Visited_20_Internet_20_Link"><text:span text:style-name="T64">GREG.SANDELL@GMAIL.COM</text:span></text:a> <text:s/><text:span text:style-name="T52">•</text:span><text:span text:style-name="T53"> </text:span><text:s/><text:span text:style-name="T54">Portfolio/</text:span><text:span text:style-name="T55">c</text:span><text:span text:style-name="T54">ode: </text:span><text:a xlink:type="simple" xlink:href="http://gregsandell.com/" text:style-name="Internet_20_link" text:visited-style-name="Visited_20_Internet_20_Link"><text:span text:style-name="T54">gregsandell.com</text:span></text:a></text:p>
      <text:h text:style-name="P10" text:outline-level="1">About Me</text:h>
      <text:p text:style-name="P24"><text:span text:style-name="T22">I a</text:span><text:span text:style-name="T28">m a </text:span><text:span text:style-name="T31">PhD-educated F</text:span><text:span text:style-name="T28">ullstack Software Developer </text:span><text:span text:style-name="T22">w</text:span><text:span text:style-name="T28">ho delivers enterprise </text:span><text:span text:style-name="T29">solutions of high quality and reliability </text:span><text:span text:style-name="T28">to meet the n</text:span><text:span text:style-name="T31">eeds</text:span><text:span text:style-name="T28"> of growing companies. <text:s/>I integrate customer-facing websites with APIs and third party products, and solve challenges with communication between multiple tiers of distributed systems. </text:span></text:p>
      <text:p text:style-name="P25"><text:span text:style-name="T30">I recently architected and was team lead for a multi-tiered test scheduling platform and front end tool in Node.js/ React/ Redux/ Express for </text:span><text:span text:style-name="T34">crocs.com </text:span><text:span text:style-name="T30">(</text:span><text:span text:style-name="T32">v</text:span><text:span text:style-name="T30">ideo demos here: <text:s/>https://bit.ly/2YCvwIJ). This app was deployed on an AWS cloud intance that I provisioned and managed. <text:s/>I have worke</text:span><text:span text:style-name="T32">d</text:span><text:span text:style-name="T30"> with Oracle back end and middleware, using SQL Developer, PL/SQL and Toad, when I was d</text:span><text:span text:style-name="T32">eveloping</text:span><text:span text:style-name="T30"> Hospital BI and datamining tools for Truven Health analytics. <text:s/>I have strong written </text:span><text:span text:style-name="T33">and </text:span><text:span text:style-name="T30">s</text:span><text:span text:style-name="T33">poken</text:span><text:span text:style-name="T30"> communication skills, and I am often praised by cross-team audiences for making technical issues understandabe. <text:s/></text:span></text:p>
      <text:p text:style-name="P27">I am also an accomplished classical pianist, electric bass player, and composer.</text:p>
      <text:h text:style-name="P11" text:outline-level="1">Experience</text:h>
      <text:h text:style-name="P21" text:outline-level="2"><text:span text:style-name="T49">OCT 2017</text:span><text:span text:style-name="T48"> – </text:span><text:span text:style-name="T50">M</text:span><text:span text:style-name="T51">AY 2020</text:span></text:h>
      <text:h text:style-name="P5" text:outline-level="3"><text:span text:style-name="T35">Crocs </text:span><text:span text:style-name="T36">Inc.</text:span><text:span text:style-name="T17"> –</text:span><text:span text:style-name="T4"> </text:span><text:span text:style-name="T10"><text:s/></text:span><text:span text:style-name="T11">S</text:span><text:span text:style-name="T12">DET (Software Development Engineer in Test)</text:span></text:h>
      <text:list xml:id="list4006290479" text:style-name="L1">
        <text:list-item>
          <text:p text:style-name="P32">Created end-to-end UI Automation Testing platform for Salesforce-based <text:span text:style-name="T69">crocs.com</text:span> eCommerce site</text:p>
        </text:list-item>
        <text:list-item>
          <text:p text:style-name="P39"><text:span text:style-name="T22">F</text:span><text:span text:style-name="T21">ront end development of</text:span><text:span text:style-name="T22"> crocs.com sites in </text:span><text:span text:style-name="T23">8 different languages, </text:span><text:span text:style-name="T22">1</text:span><text:span text:style-name="T23">4</text:span><text:span text:style-name="T22"> countries/</text:span><text:span text:style-name="T23">locales, 7 payment processors</text:span></text:p>
        </text:list-item>
        <text:list-item>
          <text:p text:style-name="P33">Provided training &amp; mentoring to junior developers</text:p>
        </text:list-item>
        <text:list-item>
          <text:p text:style-name="P39"><text:span text:style-name="T21">Created orders for SAP supply chain and integratied third party eCommerce services into <text:s/></text:span><text:span text:style-name="T39">crocs.com</text:span></text:p>
        </text:list-item>
      </text:list>
      <text:h text:style-name="P20" text:outline-level="2"><text:span text:style-name="T60">AUG 2017</text:span> – <text:span text:style-name="T61">NOV 2017</text:span></text:h>
      <text:h text:style-name="P4" text:outline-level="3"><text:span text:style-name="T37">UC Irvine / Trilogy Ed </text:span><text:span text:style-name="T16">–</text:span><text:span text:style-name="T1"> </text:span><text:span text:style-name="T2">Part Time </text:span><text:span text:style-name="T9">Course Instructor</text:span></text:h>
      <text:list xml:id="list142655169864632" text:continue-numbering="true" text:style-name="L1">
        <text:list-item>
          <text:p text:style-name="P34"><text:span text:style-name="T58">I</text:span>nstructor for “Fullstack Developer” bootcamp, <text:span text:style-name="T62">teaching HTML, CSS, Git, Bootstrap, Javascript, jQuery, Ajax, Firebase, Node.js</text:span></text:p>
        </text:list-item>
      </text:list>
      <text:h text:style-name="P19" text:outline-level="2"><text:span text:style-name="T57">APR 2016</text:span> – <text:span text:style-name="T59">JUNE 2017</text:span></text:h>
      <text:h text:style-name="P3" text:outline-level="3"><text:span text:style-name="T37">Ten-X / </text:span><text:span text:style-name="T38">auction.com</text:span><text:span text:style-name="T37">, Irvine, CA</text:span><text:span text:style-name="T16"> </text:span><text:span text:style-name="T1">- </text:span><text:span text:style-name="T8">Sr. Software Engineer</text:span></text:h>
      <text:list xml:id="list142656509455909" text:continue-numbering="true" text:style-name="L1">
        <text:list-item>
          <text:p text:style-name="P35"><text:span text:style-name="T63">Developed</text:span> <text:span text:style-name="T68">front end for auction.com search and customer profile</text:span></text:p>
        </text:list-item>
        <text:list-item>
          <text:p text:style-name="P29"><text:span text:style-name="T24">A</text:span><text:span text:style-name="T21">ssisted QA team with engineering of UI Automation Testing platform</text:span></text:p>
        </text:list-item>
        <text:list-item>
          <text:p text:style-name="P31"><text:span text:style-name="T21">M</text:span><text:span text:style-name="T19">igrated company code from Angular 1.4 to React</text:span></text:p>
        </text:list-item>
      </text:list>
      <text:p text:style-name="P6"/>
      <text:h text:style-name="P18" text:outline-level="2"><text:span text:style-name="T56">OCT</text:span> 201<text:span text:style-name="T56">5</text:span> - <text:span text:style-name="T56">MAR</text:span> 201<text:span text:style-name="T56">6</text:span></text:h>
      <text:h text:style-name="P2" text:outline-level="3"><text:span text:style-name="T37">John Deere, remote</text:span><text:span text:style-name="T16"> </text:span><text:span text:style-name="T1">- </text:span><text:span text:style-name="T6">Front End Developer </text:span><text:span text:style-name="T7">Consultant</text:span></text:h>
      <text:list xml:id="list142655491677420" text:continue-numbering="true" text:style-name="L1">
        <text:list-item>
          <text:p text:style-name="P30"><text:span text:style-name="T25">E</text:span><text:span text:style-name="T21">ngineered Front End code for</text:span><text:span text:style-name="T25"> 'Sales Center', a 'build-a-Deere' tool for sales reps</text:span></text:p>
        </text:list-item>
      </text:list>
      <text:h text:style-name="P17" text:outline-level="2"><text:soft-page-break/>NOV 2014 - AUG 2015</text:h>
      <text:h text:style-name="P1" text:outline-level="3"><text:span text:style-name="T37">CyberCoders, Irvine, CA</text:span><text:span text:style-name="T16"> </text:span><text:span text:style-name="T1">- </text:span><text:span text:style-name="T5">Front End Java Developer</text:span></text:h>
      <text:list xml:id="list142656808232940" text:continue-numbering="true" text:style-name="L1">
        <text:list-item>
          <text:p text:style-name="P38"><text:span text:style-name="T21">Engineered Front End </text:span><text:span text:style-name="T26">for custom CRM tool used by parner company Oxford International</text:span></text:p>
        </text:list-item>
      </text:list>
      <text:p text:style-name="P7"/>
      <text:h text:style-name="P16" text:outline-level="2">NOV 2013 - JUNE 2014</text:h>
      <text:h text:style-name="P1" text:outline-level="3"><text:span text:style-name="T37">Sears Holding Corporation, Chicago, IL</text:span><text:span text:style-name="T16"> </text:span><text:span text:style-name="T1">- </text:span><text:span text:style-name="T5">Developer</text:span></text:h>
      <text:list xml:id="list2864870923" text:style-name="L2">
        <text:list-item>
          <text:p text:style-name="P40"><text:span text:style-name="T26">Engineered the Front End for the </text:span><text:span text:style-name="T40">sears.com</text:span><text:span text:style-name="T26"> mobile eCommerce site</text:span><text:span text:style-name="T19"> </text:span></text:p>
        </text:list-item>
      </text:list>
      <text:h text:style-name="P16" text:outline-level="2">AUG 2012 - AUG 2013</text:h>
      <text:h text:style-name="P1" text:outline-level="3"><text:span text:style-name="T37">Pathfinder Software</text:span><text:span text:style-name="T14"> </text:span><text:span text:style-name="T15">(now </text:span><text:a xlink:type="simple" xlink:href="http://orthogonal.io/" text:style-name="Internet_20_link" text:visited-style-name="Visited_20_Internet_20_Link">orthogonal.io</text:a><text:span text:style-name="T15">)</text:span><text:span text:style-name="T13">, </text:span><text:span text:style-name="T37">Chicago, IL</text:span><text:span text:style-name="T16"> </text:span><text:span text:style-name="T1">- </text:span><text:span text:style-name="T5">Senior Software Engineer</text:span></text:h>
      <text:list xml:id="list1639811839" text:style-name="L3">
        <text:list-item>
          <text:p text:style-name="P36">Engineered end-to-end mobile apps for clients in medical technology space</text:p>
        </text:list-item>
      </text:list>
      <text:h text:style-name="P16" text:outline-level="2">APR 2010 - AUG 2012</text:h>
      <text:h text:style-name="P1" text:outline-level="3"><text:span text:style-name="T37">Truven Health Analytics, Chicago, IL</text:span><text:span text:style-name="T16"> </text:span><text:span text:style-name="T1">- </text:span><text:span text:style-name="T5">Senior Software Engineer</text:span></text:h>
      <text:list xml:id="list4130348465" text:style-name="L4">
        <text:list-item>
          <text:p text:style-name="P41"><text:span text:style-name="T26">Engineered end-to-end</text:span><text:span text:style-name="T19"> Business Intelligence and data mining tools </text:span><text:span text:style-name="T26">used by Hospital clients to reduce costs</text:span></text:p>
        </text:list-item>
      </text:list>
      <text:h text:style-name="P16" text:outline-level="2">OCT 2008 - MAR 2010</text:h>
      <text:h text:style-name="P1" text:outline-level="3"><text:span text:style-name="T37">iCrossing, Chicago, IL</text:span><text:span text:style-name="T16"> </text:span><text:span text:style-name="T1">- </text:span><text:span text:style-name="T5">Senior Software Engineer</text:span></text:h>
      <text:list xml:id="list2258930689" text:style-name="L5">
        <text:list-item>
          <text:p text:style-name="P42"><text:span text:style-name="T20">E</text:span><text:span text:style-name="T26">ngineered end-to-end</text:span><text:span text:style-name="T27"> Ad Technology</text:span><text:span text:style-name="T19"> tool for managing clients' Paid Search campaigns</text:span></text:p>
        </text:list-item>
        <text:list-item>
          <text:p text:style-name="P43"><text:span text:style-name="T26">Processed <text:s/></text:span><text:span text:style-name="T20">XML-based product feeds</text:span></text:p>
        </text:list-item>
      </text:list>
      <text:h text:style-name="P16" text:outline-level="2">FEB 2008 - OCT 2008</text:h>
      <text:h text:style-name="P1" text:outline-level="3"><text:span text:style-name="T37">Chicago Tribune, Chicago, IL</text:span><text:span text:style-name="T16"> </text:span><text:span text:style-name="T1">- </text:span><text:span text:style-name="T5">Senior Internet Applications Developer</text:span></text:h>
      <text:list xml:id="list2600335095" text:style-name="L6">
        <text:list-item>
          <text:p text:style-name="P44"><text:span text:style-name="T26">Engineered the</text:span><text:span text:style-name="T19"> content management </text:span><text:span text:style-name="T26">system behind nationwide family of newspapers</text:span></text:p>
        </text:list-item>
        <text:list-item>
          <text:p text:style-name="P37">Analyzed response of site to heavy load testing</text:p>
        </text:list-item>
      </text:list>
      <text:h text:style-name="P11" text:outline-level="1">Education</text:h>
      <text:h text:style-name="P1" text:outline-level="3"><text:span text:style-name="T37">Northwestern University, Evanston, IL </text:span><text:span text:style-name="T3">– </text:span><text:span text:style-name="T5">PhD Music Theory</text:span></text:h>
      <text:p text:style-name="P14"><text:span text:style-name="T19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43">http://bit.ly/2wUbFZq</text:span></text:a></text:p>
      <text:h text:style-name="P15" text:outline-level="3"><text:span text:style-name="T37">Eastman School of Music, Rochester, NY</text:span><text:span text:style-name="T3"> – </text:span><text:span text:style-name="T5">MA Music Theory</text:span></text:h>
      <text:p text:style-name="P12"><text:span text:style-name="T18">Analysis techniques on classical and 20th Century music. Formal computer programming studies. Thesis on Edgard Var</text:span><text:span text:style-name="T47">èse: </text:span><text:a xlink:type="simple" xlink:href="https://bit.ly/3bGS1k4" text:style-name="Internet_20_link" text:visited-style-name="Visited_20_Internet_20_Link">https://bit.ly/3bGS1k4</text:a><text:span text:style-name="T44">.</text:span></text:p>
      <text:h text:style-name="P15" text:outline-level="3"><text:span text:style-name="T37">California State University, Los Angeles, CA</text:span><text:span text:style-name="T3"> – </text:span><text:span text:style-name="T5">BM Piano Performance</text:span></text:h>
      <text:p text:style-name="P13">Performed Junior and Senior recitals, <text:span text:style-name="T56">placed</text:span> in competitions, and performed Beethoven concerto with orchestra.</text:p>
      <text:h text:style-name="P9" text:outline-level="1"><text:span text:style-name="T46">Certifications</text:span><text:span text:style-name="T45"> </text:span></text:h>
      <text:p text:style-name="P23">March 2005: Sun Certified Web Component Developer for J2EE 1.4 (SCWCD)</text:p>
      <text:p text:style-name="P26"><text:span text:style-name="T41">Apr 2004: Sun Certified Programmer for the Java 2 Platform 1.4 (SCJP</text:span><text:span text:style-name="T42">)</text:span><text:line-break/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1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18T14:26:54.484119559</dc:date>
    <meta:editing-duration>P31DT1H22M51S</meta:editing-duration>
    <meta:editing-cycles>68</meta:editing-cycles>
    <meta:generator>LibreOffice/6.3.1.2$MacOSX_X86_64 LibreOffice_project/b79626edf0065ac373bd1df5c28bd630b4424273</meta:generator>
    <meta:print-date>2020-03-06T11:27:47.601830000</meta:print-date>
    <meta:document-statistic meta:table-count="0" meta:image-count="0" meta:object-count="0" meta:page-count="3" meta:paragraph-count="55" meta:word-count="591" meta:character-count="3984" meta:non-whitespace-character-count="3440"/>
  </office:meta>
</office:document-meta>
</file>